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 style:list-style-name="L5">
      <style:text-properties fo:font-weight="bold" style:font-weight-asian="bold" style:font-weight-complex="bold"/>
    </style:style>
    <style:style style:name="P3" style:family="paragraph" style:parent-style-name="Text_20_body">
      <style:text-properties fo:font-size="12pt" style:font-size-asian="10.5pt" style:font-size-complex="12pt"/>
    </style:style>
    <style:style style:name="P4" style:family="paragraph" style:parent-style-name="Text_20_body">
      <style:text-properties fo:font-size="12pt" style:font-size-asian="12pt" style:font-size-complex="12pt"/>
    </style:style>
    <style:style style:name="P5" style:family="paragraph" style:parent-style-name="Text_20_body">
      <style:paragraph-properties fo:background-color="#c0c0c0">
        <style:background-image/>
      </style:paragraph-properties>
    </style:style>
    <style:style style:name="P6" style:family="paragraph" style:parent-style-name="Heading_20_2"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oundBox</text:h>
      <text:section text:style-name="Sect1" text:name="readme">
        <text:p text:style-name="Text_20_body">By Oliver Zemann, and (hopefuly soon) many awesome contributors!</text:p>
        <text:p text:style-name="Text_20_body">SoundBox is a simple to use media player for streaming sites like Jamendo, MyMusic, YouTube, and others. </text:p>
        <text:p text:style-name="Text_20_body"/>
        <text:h text:style-name="Heading_20_2" text:outline-level="2">Getting Started <text:span text:style-name="T1">(as user)</text:span></text:h>
        <text:p text:style-name="Text_20_body">If you just want to download a binary release, checkout the <text:a xlink:type="simple" xlink:href="https://github.com/olze/SoundBox/downloads">Download Page</text:a> from GitHub. I hope i can release a preview soon.</text:p>
        <text:p text:style-name="P1">Requirements: </text:p>
        <text:list xml:id="list34513982" text:style-name="L5">
          <text:list-item>
            <text:p text:style-name="P2">JRE 1.5 and above, available <text:a xlink:type="simple" xlink:href="http://www.oracle.com/technetwork/java/javase/downloads/index.html">here</text:a>.</text:p>
          </text:list-item>
          <text:list-item>
            <text:p text:style-name="P2">An extraction tool like <text:a xlink:type="simple" xlink:href="http://7-zip.org/">7zip</text:a>.</text:p>
          </text:list-item>
        </text:list>
        <text:p text:style-name="Text_20_body">After downloading and extracting the archive, open a terminal (linux) or the commandline (windows) and enter these commands:</text:p>
        <text:p text:style-name="P5">cd $newly_created_directory<text:note text:id="ftn0" text:note-class="footnote"><text:note-citation>1</text:note-citation><text:note-body><text:p text:style-name="Footnote">Mostly felix-framework-4.0.2</text:p></text:note-body></text:note></text:p>
        <text:p text:style-name="P5">java -jar bin/felix.jar<text:note text:id="ftn1" text:note-class="footnote"><text:note-citation>2</text:note-citation><text:note-body><text:p text:style-name="Footnote">If you are on windows, please use \ instead of / </text:p></text:note-body></text:note></text:p>
        <text:p text:style-name="Text_20_body">The SoundBox should start right now.</text:p>
        <text:h text:style-name="Heading_20_2" text:outline-level="2">Getting Started <text:span text:style-name="T1">(as contributor)</text:span></text:h>
        <text:p text:style-name="Text_20_body"><text:span text:style-name="T1">If you want to contribute to the project, please contact me. There are many tasks that can be done, even without knowing what Java is ;)</text:span></text:p>
        <text:p text:style-name="Text_20_body"><text:span text:style-name="T1">For example writing Tutorials, creating a more beautiful README, internationalization (translating) … </text:span></text:p>
        <text:p text:style-name="Text_20_body"><text:span text:style-name="T1">I will create some tutorials for developers soon.</text:span></text:p>
        <text:p text:style-name="Text_20_body"><text:span text:style-name="T1"/></text:p>
        <text:h text:style-name="P6" text:outline-level="2">Technique</text:h>
        <text:p text:style-name="P3">SoundBox is just a bunch of OSGi Bundles, communicating with each others. <text:a xlink:type="simple" xlink:href="http://www.osgi.org/Main/HomePage">OSGi</text:a> is a specification for containers that handle such bundles (eg. loading/unloading/refreshing bundles, communication between bundles, …). There are some implementations out there, like Apache Felix (thats what i use), Equinox (what's working behind eclipse), Knopplerfish... </text:p>
        <text:h text:style-name="P6" text:outline-level="2">License</text:h>
        <text:p text:style-name="P4">GNU Library or Lesser General Public License (LGPL) </text:p>
        <text:p text:style-name="P4">Mozilla Public License 1.1 (MPL 1.1)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7T14:14:10.57</meta:creation-date>
    <dc:date>2011-12-17T14:48:36.88</dc:date>
    <meta:editing-duration>PT34M26S</meta:editing-duration>
    <meta:editing-cycles>4</meta:editing-cycles>
    <meta:generator>LibreOffice/3.4$Win32 LibreOffice_project/340m1$Build-302</meta:generator>
    <meta:document-statistic meta:table-count="0" meta:image-count="0" meta:object-count="0" meta:page-count="1" meta:paragraph-count="23" meta:word-count="226" meta:character-count="1470" meta:non-whitespace-character-count="1264"/>
  </office:meta>
</office:document-meta>
</file>